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table:style-name="ce2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22.68" calcext:value-type="float">
            <text:p>22.68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 table:style-name="ce2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table:style-name="ce2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table:style-name="ce2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E8]*[.F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/>
          <table:table-cell table:style-name="ce2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ui-devices/UJ31-CH-3-SMT-TR/8024058" xlink:type="simple">USB C</text:a></text:p>
          </table:table-cell>
          <table:table-cell table:number-columns-repeated="2"/>
          <table:table-cell table:style-name="ce2"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/>
          <table:table-cell table:style-name="ce2"/>
          <table:table-cell/>
          <table:table-cell table:formula="of:=[.E11]*[.F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ttery Carrier </text:p>
          </table:table-cell>
          <table:table-cell table:number-columns-repeated="2"/>
          <table:table-cell table:style-name="ce2"/>
          <table:table-cell/>
          <table:table-cell table:formula="of:=[.E12]*[.F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5:.G12])" office:value-type="float" office:value="43.16" calcext:value-type="float">
            <text:p>43.16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2T10:02:28.864054226</dc:date>
    <meta:editing-duration>PT1H10M53S</meta:editing-duration>
    <meta:editing-cycles>7</meta:editing-cycles>
    <meta:document-statistic meta:table-count="1" meta:cell-count="43" meta:object-count="0"/>
  </office:meta>
</office:document-meta>
</file>